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5-11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5-07-0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4-10-0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4-07-0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3-10-0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2-10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2-07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1-10-0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1-07-1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0-10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20-07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9-10-0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9-07-08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8-10-0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8-07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7-10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7-07-1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6-10-1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6-07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5-10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5-07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4-10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4-07-1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3-10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3-07-17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2-10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2-07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1-10-0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1-07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0-10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10-07-1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9-10-0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9-07-0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8-10-06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8-07-0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7-10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7-07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6-10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6-07-1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5-10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4-10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4-07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3-10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3-07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2-10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2-07-0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1-10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1-07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2001-06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337121575701</text:p>
          </table:table-cell>
          <table:table-cell office:value-type="string" calcext:value-type="string">
            <text:p>27.00S/06.50E-14AAB01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